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, sans-serif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P2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variant="normal" fo:text-transform="none" fo:color="#222222" style:font-name="arial" fo:font-size="10.5pt" fo:letter-spacing="normal" fo:font-style="normal" fo:font-weight="normal"/>
    </style:style>
    <style:style style:name="T2" style:family="text">
      <style:text-properties fo:font-variant="normal" fo:text-transform="none" fo:color="#222222" style:font-name="arial" fo:letter-spacing="normal" fo:font-style="normal" fo:font-weight="normal"/>
    </style:style>
    <style:style style:name="T3" style:family="text">
      <style:text-properties fo:font-variant="normal" fo:text-transform="none" fo:color="#222222" fo:letter-spacing="normal" style:font-name-asian="arial" style:font-size-asian="10.5pt" style:font-style-asian="normal" style:font-weight-asian="normal"/>
    </style:style>
    <style:style style:name="T4" style:family="text">
      <style:text-properties fo:font-variant="normal" fo:text-transform="none" fo:color="#222222" fo:letter-spacing="normal" style:font-name-asian="arial" style:font-style-asian="normal" style:font-weight-asian="normal"/>
    </style:style>
    <style:style style:name="T5" style:family="text">
      <style:text-properties fo:font-variant="normal" fo:text-transform="none" fo:color="#333333" style:font-name="arial" fo:font-size="9pt" fo:letter-spacing="normal" fo:font-style="normal" fo:font-weight="normal"/>
    </style:style>
    <style:style style:name="T6" style:family="text">
      <style:text-properties fo:font-variant="normal" fo:text-transform="none" fo:color="#333333" style:font-name="arial" fo:letter-spacing="normal" fo:font-style="normal" fo:font-weight="normal"/>
    </style:style>
    <style:style style:name="T7" style:family="text">
      <style:text-properties fo:font-variant="normal" fo:text-transform="none" fo:color="#333333" fo:letter-spacing="normal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color="#333333" fo:letter-spacing="normal" style:font-name-asian="arial" style:font-style-asian="normal" style:font-weight-asian="normal"/>
    </style:style>
    <style:style style:name="T9" style:family="text">
      <style:text-properties style:font-name="arial" fo:font-size="10.5pt" fo:font-style="normal" fo:font-weight="normal"/>
    </style:style>
    <style:style style:name="T10" style:family="text">
      <style:text-properties style:font-name="arial" fo:font-size="10.5pt" fo:font-style="normal" fo:font-weight="normal" style:font-name-asian="arial" style:font-size-asian="10.5pt" style:font-style-asian="normal" style:font-weight-asian="normal"/>
    </style:style>
    <style:style style:name="T11" style:family="text">
      <style:text-properties style:font-name-asian="arial" style:font-size-asian="10.5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阶段1系统定义 – 基本系统</text:h>
      <text:p text:style-name="Standard"/>
      <text:h text:style-name="Heading_20_2" text:outline-level="2">- 设备配置 </text:h>
      <text:p text:style-name="P2">* 品牌:　<text:span text:style-name="T4">华硕 </text:span><text:span text:style-name="T2">Eee Pad</text:span></text:p>
      <text:p text:style-name="P2">* 型号: <text:span text:style-name="T2">TF101G</text:span></text:p>
      <text:p text:style-name="P2">* CPU信息:　<text:span text:style-name="T6">Nvidia Tegra 2 </text:span><text:span text:style-name="T8">双核，</text:span><text:span text:style-name="T6">1GHz</text:span></text:p>
      <text:p text:style-name="P2">* RAM大小: 1G</text:p>
      <text:p text:style-name="P2">* 程序存储空间大小:</text:p>
      <text:p text:style-name="P2">* 内置存储空间大小:<text:span text:style-name="T6">　16G</text:span></text:p>
      <text:p text:style-name="P2">* SD/TF卡大小:</text:p>
      <text:p text:style-name="P2">* 屏幕尺寸: <text:span text:style-name="T6">10.1</text:span><text:span text:style-name="T8">英寸</text:span></text:p>
      <text:p text:style-name="P2">* 屏幕分辨率: <text:span text:style-name="T6">1280x800</text:span></text:p>
      <text:p text:style-name="P2">* wifi支持: <text:span text:style-name="T6">802.11b/g/n</text:span><text:span text:style-name="T8">无线</text:span></text:p>
      <text:p text:style-name="P2">* 是否支持摄象头: 是</text:p>
      <text:p text:style-name="P2">* Android系统版本:<text:span text:style-name="T6">　3.0</text:span></text:p>
      <text:p text:style-name="P2">* 设备平均启动时间:</text:p>
      <text:p text:style-name="Standard"/>
      <text:h text:style-name="Heading_20_2" text:outline-level="2">- 计划使用流程 (v1.02)</text:h>
      <text:p text:style-name="Standard">1. 欢迎界面,包括封面以及管理界面入口 </text:p>
      <text:p text:style-name="Standard">2. 由服务员设置桌号,人数,特别要求,打折等信息并进行确认</text:p>
      <text:p text:style-name="Standard">3. 若顾客为会员,则输入会员编号导入会员信息</text:p>
      <text:p text:style-name="Standard">4. <text:span text:style-name="T1">服务员将设备交给</text:span><text:span text:style-name="T3">客户,顾客</text:span>使用菜单查询,挑选,确认,生成订单</text:p>
      <text:p text:style-name="Standard">5. 客户挑选的结果会影响菜的排名或成绩</text:p>
      <text:p text:style-name="Standard">6 顾客对订单进行确认,若修改,则返回3 </text:p>
      <text:p text:style-name="Standard">7. 服务员回收设备并导出订单</text:p>
      <text:p text:style-name="Standard">8. 若此时菜单有问题(如原料不齐无法制做等)需要修改,则由服务人员告知顾客由管理界面调出订单记录并置为修改状态,返回3</text:p>
      <text:p text:style-name="Standard">9. 服务人员通过界面１进入管理界面进行维护<text:span text:style-name="T3">(订单导出,数据导入,订单修改)</text:span></text:p>
      <text:p text:style-name="Standard"/>
      <text:p text:style-name="Standard"/>
      <text:h text:style-name="Heading_20_2" text:outline-level="2">- 实际使用流程 (v1.01)</text:h>
      <text:p text:style-name="P1"><text:span text:style-name="T10">1. </text:span><text:span text:style-name="T11">欢迎界面，包括封面及管理界面入口</text:span></text:p>
      <text:p text:style-name="P1"><text:span text:style-name="T9">2. </text:span><text:span text:style-name="T11">有服务员设定桌号，人数，特别要求 并进行确认</text:span></text:p>
      <text:p text:style-name="P1"><text:span text:style-name="T9">3. 服务员将设备交给顾客</text:span><text:span text:style-name="T11">,顾客使用菜单查询，挑选，确认，生成订单</text:span></text:p>
      <text:p text:style-name="P1"><text:soft-page-break/><text:span text:style-name="T10">4. </text:span><text:span text:style-name="T11">服务员回收设备，如需要顾客修改，则由服务人员调出订单记录并设置修改状态。返回</text:span><text:span text:style-name="T9">3</text:span></text:p>
      <text:p text:style-name="P1"><text:span text:style-name="T9">5 . 服务人员通过界面１进入管理界面进行维护</text:span><text:span text:style-name="T11">(订单导出,数据导入,订单修改)</text:span></text:p>
      <text:p text:style-name="Standard"/>
      <text:p text:style-name="Standard"/>
      <text:h text:style-name="Heading_20_2" text:outline-level="2">- 模块构成 </text:h>
      <text:p text:style-name="Standard">* 欢迎界面</text:p>
      <text:p text:style-name="Standard">* 客户信息配置(桌号,特别要求,打折卡等) </text:p>
      <text:p text:style-name="Standard">* 分类系统(按标签)</text:p>
      <text:p text:style-name="Standard">* SQLITE数据库(优化查询)</text:p>
      <text:p text:style-name="Standard">* 分类查看</text:p>
      <text:p text:style-name="Standard">* 缩略图查看(小图+概述) </text:p>
      <text:p text:style-name="Standard">* 幻灯片查看(全屏大图+详细介绍) </text:p>
      <text:p text:style-name="Standard">* 查询系统(标签,价格,模糊) </text:p>
      <text:p text:style-name="Standard">* 购物车系统+</text:p>
      <text:p text:style-name="Standard">* xml文档解析模块</text:p>
      <text:p text:style-name="Standard">* 订单结果生成与管理</text:p>
      <text:p text:style-name="Standard">* UI (样式风格设计)</text:p>
      <text:p text:style-name="Standard">* 系统管理界面</text:p>
      <text:p text:style-name="Standard">* 按文件夹导入(大,小图+xml说明文件) </text:p>
      <text:p text:style-name="Standard">* 验证系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arial" svg:font-family="arial, sans-serif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19:06:34</meta:creation-date>
    <dc:date>2012-03-14T22:48:02</dc:date>
    <meta:editing-duration>PT3H44M15S</meta:editing-duration>
    <meta:editing-cycles>74</meta:editing-cycles>
    <meta:generator>LibreOffice/3.5$Linux_x86 LibreOffice_project/350m1$Build-13</meta:generator>
    <meta:document-statistic meta:table-count="0" meta:image-count="0" meta:object-count="0" meta:page-count="2" meta:paragraph-count="47" meta:word-count="353" meta:character-count="875" meta:non-whitespace-character-count="948"/>
  </office:meta>
</office:document-meta>
</file>